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lper Tools</text:h>
      <text:h text:style-name="Heading_20_2" text:outline-level="2"><text:bookmark text:name="user-content-1-repository-overview"/>1. Repository overview</text:h>
      <text:list xml:id="list3504537496" text:style-name="L1">
        <text:list-item>
          <text:p text:style-name="P3"><text:span text:style-name="Source_20_Text">general_hardware_helper</text:span>: Contains helper packages that can be used for generic robots </text:p>
        </text:list-item>
        <text:list-item>
          <text:p text:style-name="P3"><text:span text:style-name="Source_20_Text">mir_hardware_helper</text:span>: Contains helper packages that can be used for Mir100/Mir200 </text:p>
        </text:list-item>
        <text:list-item>
          <text:p text:style-name="P3"><text:span text:style-name="Source_20_Text">ur_hardware_helper</text:span>: Contains helper packages that can be used for Ur5 </text:p>
        </text:list-item>
        <text:list-item>
          <text:p text:style-name="P3"><text:span text:style-name="Source_20_Text">panda_hardware_helper</text:span>: Contains helper packages that can be used for panda robot </text:p>
        </text:list-item>
        <text:list-item>
          <text:p text:style-name="P3"><text:span text:style-name="Source_20_Text">miranda_hardware_helper</text:span>: Contains helper packages that can be used for the combination of panda and mir </text:p>
        </text:list-item>
        <text:list-item>
          <text:p text:style-name="P2"><text:span text:style-name="Source_20_Text">mur_hardware_helper</text:span>: Contains helper packages that can be used for the combination of ur and mir </text:p>
        </text:list-item>
      </text:list>
      <text:h text:style-name="Heading_20_1" text:outline-level="1"><text:bookmark text:name="user-content-2-installation"/>2. Installation</text:h>
      <text:p text:style-name="Text_20_body">Start by changeing directory to your catkin workspace!</text:p>
      <text:h text:style-name="Heading_20_3" text:outline-level="3"><text:bookmark text:name="user-content-clone-package"/>Clone package</text:h>
      <text:p text:style-name="P1"><text:span text:style-name="Source_20_Text">git clone https://github.com/ibMH/Helper_Tools.git src/Helper_Tools</text:span></text:p>
      <text:h text:style-name="Heading_20_3" text:outline-level="3"><text:bookmark text:name="user-content-install-dependencies"/>Install dependencies</text:h>
      <text:p text:style-name="Preformatted_20_Text"><text:span text:style-name="Source_20_Text">cd src/Helper_Tools</text:span></text:p>
      <text:p text:style-name="Preformatted_20_Text"><text:span text:style-name="Source_20_Text">git submodule init</text:span></text:p>
      <text:p text:style-name="Preformatted_20_Text"><text:span text:style-name="Source_20_Text">git submodule update</text:span></text:p>
      <text:p text:style-name="Preformatted_20_Text"><text:span text:style-name="Source_20_Text">cd ../..</text:span></text:p>
      <text:p text:style-name="Preformatted_20_Text"><text:span text:style-name="Source_20_Text">rosdep update</text:span></text:p>
      <text:p text:style-name="P1"><text:span text:style-name="Source_20_Text">rosdep install --from-paths src --ignore-src --rosdistro $ROS_DISTRO -y</text:span></text:p>
      <text:h text:style-name="Heading_20_3" text:outline-level="3"><text:bookmark text:name="user-content-build-packages"/>Build packages</text:h>
      <text:p text:style-name="Text_20_body">Use your standard build tools to build the downloaded packages e.g. :</text:p>
      <text:p text:style-name="P1"><text:span text:style-name="Source_20_Text">catkin_make</text:span></text:p>
      <text:p text:style-name="Text_20_body">or</text:p>
      <text:p text:style-name="P1"><text:span text:style-name="Source_20_Text">catkin build</text:span></text:p>
      <text:h text:style-name="Heading_20_2" text:outline-level="2"><text:bookmark text:name="user-content-3-external-doc"/>3. External doc:</text:h>
      <text:p text:style-name="Text_20_body"><text:a xlink:type="simple" xlink:href="https://s3-eu-west-1.amazonaws.com/ur-support-site/15690/Dashboard_Server_CB-Series.pdf" text:style-name="Internet_20_link" text:visited-style-name="Visited_20_Internet_20_Link">Ur dashboard</text:a><text:line-break/><text:a xlink:type="simple" xlink:href="https://github.com/UniversalRobots/Universal_Robots_ROS_Driver/tree/64ab483b550a1c079c70162d2d3c2eb21ecde76e" text:style-name="Internet_20_link" text:visited-style-name="Visited_20_Internet_20_Link">UR Ros driver</text:a><text:line-break/><text:soft-page-break/><text:a xlink:type="simple" xlink:href="https://github.com/fmauch/universal_robot/tree/3ebf8070ad0869c264fc3df9185fe1865773b2b4" text:style-name="Internet_20_link" text:visited-style-name="Visited_20_Internet_20_Link">UR Robot</text:a><text:line-break/><text:a xlink:type="simple" xlink:href="https://frankaemika.github.io/docs/index.html" text:style-name="Internet_20_link" text:visited-style-name="Visited_20_Internet_20_Link">Franka (Panda)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8T14:56:17.625395773</meta:creation-date>
    <dc:date>2023-12-18T19:11:14.662535149</dc:date>
    <meta:editing-duration>PT4H4M47S</meta:editing-duration>
    <meta:editing-cycles>1</meta:editing-cycles>
    <meta:document-statistic meta:table-count="0" meta:image-count="0" meta:object-count="0" meta:page-count="2" meta:paragraph-count="26" meta:word-count="154" meta:character-count="1051" meta:non-whitespace-character-count="926"/>
    <meta:generator>LibreOffice/6.4.7.2$Linux_X86_64 LibreOffice_project/40$Build-2</meta:generator>
  </office:meta>
</office:document-meta>
</file>